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52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23.58mm"/>
    </style:style>
    <style:style style:name="co4" style:family="table-column">
      <style:table-column-properties fo:break-before="auto" style:column-width="23.3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46mm"/>
    </style:style>
    <style:style style:name="co7" style:family="table-column">
      <style:table-column-properties fo:break-before="auto" style:column-width="34.5mm"/>
    </style:style>
    <style:style style:name="co8" style:family="table-column">
      <style:table-column-properties fo:break-before="auto" style:column-width="2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18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18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118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18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solidado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row table:style-name="ro1">
          <table:table-cell table:style-name="ce2" office:value-type="string" calcext:value-type="string">
            <text:p>Color normalization method</text:p>
          </table:table-cell>
          <table:table-cell table:style-name="ce2" office:value-type="string" calcext:value-type="string">
            <text:p>Segmentation metho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9418509347098" calcext:value-type="float">
            <text:p>0,8794</text:p>
          </table:table-cell>
          <table:table-cell table:style-name="ce12" office:value-type="float" office:value="0.792721518334752" calcext:value-type="float">
            <text:p>0,7927</text:p>
          </table:table-cell>
          <table:table-cell table:style-name="ce12" office:value-type="float" office:value="0.820442780972317" calcext:value-type="float">
            <text:p>0,8204</text:p>
          </table:table-cell>
          <table:table-cell table:style-name="ce12" office:value-type="float" office:value="0.69947255478393" calcext:value-type="float">
            <text:p>0,6995</text:p>
          </table:table-cell>
          <table:table-cell table:style-name="ce12" office:value-type="float" office:value="0.860465485536257" calcext:value-type="float">
            <text:p>0,8605</text:p>
          </table:table-cell>
          <table:table-cell table:style-name="ce14"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-original</text:p>
          </table:table-cell>
          <table:table-cell office:value-type="string" calcext:value-type="string">
            <text:p>2 - de Oliveira et al. (2013)</text:p>
          </table:table-cell>
          <table:table-cell table:style-name="ce13" office:value-type="float" office:value="0.747938610258556" calcext:value-type="float">
            <text:p>0,7479</text:p>
          </table:table-cell>
          <table:table-cell table:style-name="ce13" office:value-type="float" office:value="0.670956041805544" calcext:value-type="float">
            <text:p>0,6710</text:p>
          </table:table-cell>
          <table:table-cell table:style-name="ce13" office:value-type="float" office:value="0.628588995745136" calcext:value-type="float">
            <text:p>0,6286</text:p>
          </table:table-cell>
          <table:table-cell table:style-name="ce13" office:value-type="float" office:value="0.46795105237262" calcext:value-type="float">
            <text:p>0,4680</text:p>
          </table:table-cell>
          <table:table-cell table:style-name="ce13" office:value-type="float" office:value="0.658182148735014" calcext:value-type="float">
            <text:p>0,6582</text:p>
          </table:table-cell>
          <table:table-cell table:style-name="ce13" office:value-type="float" office:value="0.815695993629434" calcext:value-type="float">
            <text:p>0,8157</text:p>
          </table:table-cell>
        </table:table-row>
        <table:table-row table:style-name="ro1">
          <table:table-cell office:value-type="string" calcext:value-type="string">
            <text:p>1-original</text:p>
          </table:table-cell>
          <table:table-cell office:value-type="string" calcext:value-type="string">
            <text:p>3 - Phoulady et al. (2016)</text:p>
          </table:table-cell>
          <table:table-cell table:style-name="ce13" office:value-type="float" office:value="0.74358149937221" calcext:value-type="float">
            <text:p>0,7436</text:p>
          </table:table-cell>
          <table:table-cell table:style-name="ce13" office:value-type="float" office:value="0.752511127095983" calcext:value-type="float">
            <text:p>0,7525</text:p>
          </table:table-cell>
          <table:table-cell table:style-name="ce13" office:value-type="float" office:value="0.494903343594962" calcext:value-type="float">
            <text:p>0,4949</text:p>
          </table:table-cell>
          <table:table-cell table:style-name="ce13" office:value-type="float" office:value="0.331502550192239" calcext:value-type="float">
            <text:p>0,3315</text:p>
          </table:table-cell>
          <table:table-cell table:style-name="ce13" office:value-type="float" office:value="0.388029818299913" calcext:value-type="float">
            <text:p>0,3880</text:p>
          </table:table-cell>
          <table:table-cell table:style-name="ce13" office:value-type="float" office:value="0.936605232983593" calcext:value-type="float">
            <text:p>0,9366</text:p>
          </table:table-cell>
        </table:table-row>
        <table:table-row table:style-name="ro1">
          <table:table-cell office:value-type="string" calcext:value-type="string">
            <text:p>1-original</text:p>
          </table:table-cell>
          <table:table-cell office:value-type="string" calcext:value-type="string">
            <text:p>4 - Vahadane and Sethi (2013)</text:p>
          </table:table-cell>
          <table:table-cell table:style-name="ce13" office:value-type="float" office:value="0.725311279296875" calcext:value-type="float">
            <text:p>0,7253</text:p>
          </table:table-cell>
          <table:table-cell table:style-name="ce13" office:value-type="float" office:value="0.726999177030844" calcext:value-type="float">
            <text:p>0,7270</text:p>
          </table:table-cell>
          <table:table-cell table:style-name="ce13" office:value-type="float" office:value="0.467660051452549" calcext:value-type="float">
            <text:p>0,4677</text:p>
          </table:table-cell>
          <table:table-cell table:style-name="ce13" office:value-type="float" office:value="0.311727241554971" calcext:value-type="float">
            <text:p>0,3117</text:p>
          </table:table-cell>
          <table:table-cell table:style-name="ce13" office:value-type="float" office:value="0.371886050826368" calcext:value-type="float">
            <text:p>0,3719</text:p>
          </table:table-cell>
          <table:table-cell table:style-name="ce13" office:value-type="float" office:value="0.918241240092039" calcext:value-type="float">
            <text:p>0,9182</text:p>
          </table:table-cell>
        </table:table-row>
        <table:table-row table:style-name="ro1">
          <table:table-cell office:value-type="string" calcext:value-type="string">
            <text:p>1-original</text:p>
          </table:table-cell>
          <table:table-cell office:value-type="string" calcext:value-type="string">
            <text:p>5 - Wienert et al. (2012)</text:p>
          </table:table-cell>
          <table:table-cell table:style-name="ce13" office:value-type="float" office:value="0.721765427362351" calcext:value-type="float">
            <text:p>0,7218</text:p>
          </table:table-cell>
          <table:table-cell table:style-name="ce13" office:value-type="float" office:value="0.731493512691177" calcext:value-type="float">
            <text:p>0,7315</text:p>
          </table:table-cell>
          <table:table-cell table:style-name="ce13" office:value-type="float" office:value="0.404889245565175" calcext:value-type="float">
            <text:p>0,4049</text:p>
          </table:table-cell>
          <table:table-cell table:style-name="ce13" office:value-type="float" office:value="0.257238436299184" calcext:value-type="float">
            <text:p>0,2572</text:p>
          </table:table-cell>
          <table:table-cell table:style-name="ce13" office:value-type="float" office:value="0.29095025704244" calcext:value-type="float">
            <text:p>0,2910</text:p>
          </table:table-cell>
          <table:table-cell table:style-name="ce15" office:value-type="float" office:value="0.950152578155925" calcext:value-type="float">
            <text:p>0,9502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992919921875" calcext:value-type="float">
            <text:p>0,8740</text:p>
          </table:table-cell>
          <table:table-cell table:style-name="ce12" office:value-type="float" office:value="0.843021423796288" calcext:value-type="float">
            <text:p>0,8430</text:p>
          </table:table-cell>
          <table:table-cell table:style-name="ce12" office:value-type="float" office:value="0.799590078480191" calcext:value-type="float">
            <text:p>0,7996</text:p>
          </table:table-cell>
          <table:table-cell table:style-name="ce12" office:value-type="float" office:value="0.668372060317404" calcext:value-type="float">
            <text:p>0,6684</text:p>
          </table:table-cell>
          <table:table-cell table:style-name="ce12" office:value-type="float" office:value="0.773102257965396" calcext:value-type="float">
            <text:p>0,7731</text:p>
          </table:table-cell>
          <table:table-cell table:style-name="ce12" office:value-type="float" office:value="0.931456141532481" calcext:value-type="float">
            <text:p>0,931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589808146158854" calcext:value-type="float">
            <text:p>0,590</text:p>
          </table:table-cell>
          <table:table-cell office:value-type="float" office:value="0.491676630600035" calcext:value-type="float">
            <text:p>0,492</text:p>
          </table:table-cell>
          <table:table-cell office:value-type="float" office:value="0.472422306943458" calcext:value-type="float">
            <text:p>0,472</text:p>
          </table:table-cell>
          <table:table-cell office:value-type="float" office:value="0.317834717782379" calcext:value-type="float">
            <text:p>0,318</text:p>
          </table:table-cell>
          <table:table-cell office:value-type="float" office:value="0.551576106689949" calcext:value-type="float">
            <text:p>0,552</text:p>
          </table:table-cell>
          <table:table-cell office:value-type="float" office:value="0.625241697894557" calcext:value-type="float">
            <text:p>0,62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683761959984189" calcext:value-type="float">
            <text:p>0,684</text:p>
          </table:table-cell>
          <table:table-cell office:value-type="float" office:value="0.56562298027517" calcext:value-type="float">
            <text:p>0,566</text:p>
          </table:table-cell>
          <table:table-cell office:value-type="float" office:value="0.377900972376397" calcext:value-type="float">
            <text:p>0,378</text:p>
          </table:table-cell>
          <table:table-cell office:value-type="float" office:value="0.238059299529182" calcext:value-type="float">
            <text:p>0,238</text:p>
          </table:table-cell>
          <table:table-cell office:value-type="float" office:value="0.294903199533175" calcext:value-type="float">
            <text:p>0,295</text:p>
          </table:table-cell>
          <table:table-cell office:value-type="float" office:value="0.886489741049544" calcext:value-type="float">
            <text:p>0,886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23186383928571" calcext:value-type="float">
            <text:p>0,623</text:p>
          </table:table-cell>
          <table:table-cell office:value-type="float" office:value="0.502915644908824" calcext:value-type="float">
            <text:p>0,503</text:p>
          </table:table-cell>
          <table:table-cell office:value-type="float" office:value="0.346494751595242" calcext:value-type="float">
            <text:p>0,346</text:p>
          </table:table-cell>
          <table:table-cell office:value-type="float" office:value="0.214174792710189" calcext:value-type="float">
            <text:p>0,214</text:p>
          </table:table-cell>
          <table:table-cell office:value-type="float" office:value="0.314042018976075" calcext:value-type="float">
            <text:p>0,314</text:p>
          </table:table-cell>
          <table:table-cell office:value-type="float" office:value="0.794682228745922" calcext:value-type="float">
            <text:p>0,79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74120948428199" calcext:value-type="float">
            <text:p>0,674</text:p>
          </table:table-cell>
          <table:table-cell office:value-type="float" office:value="0.557329207081507" calcext:value-type="float">
            <text:p>0,557</text:p>
          </table:table-cell>
          <table:table-cell office:value-type="float" office:value="0.300603754351874" calcext:value-type="float">
            <text:p>0,301</text:p>
          </table:table-cell>
          <table:table-cell office:value-type="float" office:value="0.180164792470703" calcext:value-type="float">
            <text:p>0,180</text:p>
          </table:table-cell>
          <table:table-cell office:value-type="float" office:value="0.213582228919501" calcext:value-type="float">
            <text:p>0,214</text:p>
          </table:table-cell>
          <table:table-cell office:value-type="float" office:value="0.914360961451366" calcext:value-type="float">
            <text:p>0,914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6" office:value-type="float" office:value="0.854388282412574" calcext:value-type="float">
            <text:p>0,854</text:p>
          </table:table-cell>
          <table:table-cell table:style-name="ce17" office:value-type="float" office:value="0.760933770487714" calcext:value-type="float">
            <text:p>0,761</text:p>
          </table:table-cell>
          <table:table-cell table:style-name="ce16" office:value-type="float" office:value="0.7887653025758" calcext:value-type="float">
            <text:p>0,789</text:p>
          </table:table-cell>
          <table:table-cell table:style-name="ce16" office:value-type="float" office:value="0.657537153513389" calcext:value-type="float">
            <text:p>0,658</text:p>
          </table:table-cell>
          <table:table-cell table:style-name="ce16" office:value-type="float" office:value="0.846009765457738" calcext:value-type="float">
            <text:p>0,846</text:p>
          </table:table-cell>
          <table:table-cell table:style-name="ce17" office:value-type="float" office:value="0.868971370782242" calcext:value-type="float">
            <text:p>0,869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8523690359933" calcext:value-type="float">
            <text:p>0,785</text:p>
          </table:table-cell>
          <table:table-cell office:value-type="float" office:value="0.788772052925563" calcext:value-type="float">
            <text:p>0,789</text:p>
          </table:table-cell>
          <table:table-cell office:value-type="float" office:value="0.617144342017226" calcext:value-type="float">
            <text:p>0,617</text:p>
          </table:table-cell>
          <table:table-cell office:value-type="float" office:value="0.45047141483579" calcext:value-type="float">
            <text:p>0,450</text:p>
          </table:table-cell>
          <table:table-cell office:value-type="float" office:value="0.546569618417819" calcext:value-type="float">
            <text:p>0,547</text:p>
          </table:table-cell>
          <table:table-cell office:value-type="float" office:value="0.923162180849653" calcext:value-type="float">
            <text:p>0,923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8568536667597" calcext:value-type="float">
            <text:p>0,759</text:p>
          </table:table-cell>
          <table:table-cell office:value-type="float" office:value="0.809672317645616" calcext:value-type="float">
            <text:p>0,810</text:p>
          </table:table-cell>
          <table:table-cell office:value-type="float" office:value="0.522008357818102" calcext:value-type="float">
            <text:p>0,522</text:p>
          </table:table-cell>
          <table:table-cell office:value-type="float" office:value="0.355938242027424" calcext:value-type="float">
            <text:p>0,356</text:p>
          </table:table-cell>
          <table:table-cell office:value-type="float" office:value="0.403811497551439" calcext:value-type="float">
            <text:p>0,404</text:p>
          </table:table-cell>
          <table:table-cell office:value-type="float" office:value="0.95289966187375" calcext:value-type="float">
            <text:p>0,953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38170805431548" calcext:value-type="float">
            <text:p>0,738</text:p>
          </table:table-cell>
          <table:table-cell table:style-name="ce18" office:value-type="float" office:value="0.824191485836942" calcext:value-type="float">
            <text:p>0,824</text:p>
          </table:table-cell>
          <table:table-cell office:value-type="float" office:value="0.446089460339422" calcext:value-type="float">
            <text:p>0,446</text:p>
          </table:table-cell>
          <table:table-cell office:value-type="float" office:value="0.292000520342819" calcext:value-type="float">
            <text:p>0,292</text:p>
          </table:table-cell>
          <table:table-cell office:value-type="float" office:value="0.323711255970542" calcext:value-type="float">
            <text:p>0,324</text:p>
          </table:table-cell>
          <table:table-cell office:value-type="float" office:value="0.960810299139947" calcext:value-type="float">
            <text:p>0,961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854038783482" calcext:value-type="float">
            <text:p>0,730</text:p>
          </table:table-cell>
          <table:table-cell table:style-name="ce18" office:value-type="float" office:value="0.823739861376732" calcext:value-type="float">
            <text:p>0,824</text:p>
          </table:table-cell>
          <table:table-cell office:value-type="float" office:value="0.390989298831627" calcext:value-type="float">
            <text:p>0,391</text:p>
          </table:table-cell>
          <table:table-cell office:value-type="float" office:value="0.246697250858229" calcext:value-type="float">
            <text:p>0,247</text:p>
          </table:table-cell>
          <table:table-cell office:value-type="float" office:value="0.266059546471369" calcext:value-type="float">
            <text:p>0,266</text:p>
          </table:table-cell>
          <table:table-cell table:style-name="ce18" office:value-type="float" office:value="0.973179315525906" calcext:value-type="float">
            <text:p>0,973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6" office:value-type="float" office:value="0.873716445196243" calcext:value-type="float">
            <text:p>0,874</text:p>
          </table:table-cell>
          <table:table-cell table:style-name="ce16" office:value-type="float" office:value="0.788125636087198" calcext:value-type="float">
            <text:p>0,788</text:p>
          </table:table-cell>
          <table:table-cell table:style-name="ce16" office:value-type="float" office:value="0.812750403899215" calcext:value-type="float">
            <text:p>0,813</text:p>
          </table:table-cell>
          <table:table-cell table:style-name="ce16" office:value-type="float" office:value="0.688304183400073" calcext:value-type="float">
            <text:p>0,688</text:p>
          </table:table-cell>
          <table:table-cell table:style-name="ce16" office:value-type="float" office:value="0.853051045636378" calcext:value-type="float">
            <text:p>0,853</text:p>
          </table:table-cell>
          <table:table-cell table:style-name="ce17" office:value-type="float" office:value="0.887201267500124" calcext:value-type="float">
            <text:p>0,887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9133533296131" calcext:value-type="float">
            <text:p>0,791</text:p>
          </table:table-cell>
          <table:table-cell office:value-type="float" office:value="0.737693676255027" calcext:value-type="float">
            <text:p>0,738</text:p>
          </table:table-cell>
          <table:table-cell office:value-type="float" office:value="0.651900835477623" calcext:value-type="float">
            <text:p>0,652</text:p>
          </table:table-cell>
          <table:table-cell office:value-type="float" office:value="0.490385684661047" calcext:value-type="float">
            <text:p>0,490</text:p>
          </table:table-cell>
          <table:table-cell office:value-type="float" office:value="0.619970368869657" calcext:value-type="float">
            <text:p>0,620</text:p>
          </table:table-cell>
          <table:table-cell office:value-type="float" office:value="0.892081435007655" calcext:value-type="float">
            <text:p>0,892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4341852097284" calcext:value-type="float">
            <text:p>0,754</text:p>
          </table:table-cell>
          <table:table-cell office:value-type="float" office:value="0.76065258127582" calcext:value-type="float">
            <text:p>0,761</text:p>
          </table:table-cell>
          <table:table-cell office:value-type="float" office:value="0.522541999920147" calcext:value-type="float">
            <text:p>0,523</text:p>
          </table:table-cell>
          <table:table-cell office:value-type="float" office:value="0.356468724721252" calcext:value-type="float">
            <text:p>0,356</text:p>
          </table:table-cell>
          <table:table-cell office:value-type="float" office:value="0.412272059101337" calcext:value-type="float">
            <text:p>0,412</text:p>
          </table:table-cell>
          <table:table-cell office:value-type="float" office:value="0.937834452011756" calcext:value-type="float">
            <text:p>0,938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4689578101749" calcext:value-type="float">
            <text:p>0,745</text:p>
          </table:table-cell>
          <table:table-cell office:value-type="float" office:value="0.778228168846681" calcext:value-type="float">
            <text:p>0,778</text:p>
          </table:table-cell>
          <table:table-cell office:value-type="float" office:value="0.483066787822282" calcext:value-type="float">
            <text:p>0,483</text:p>
          </table:table-cell>
          <table:table-cell office:value-type="float" office:value="0.324982481088415" calcext:value-type="float">
            <text:p>0,325</text:p>
          </table:table-cell>
          <table:table-cell office:value-type="float" office:value="0.367619757408954" calcext:value-type="float">
            <text:p>0,368</text:p>
          </table:table-cell>
          <table:table-cell office:value-type="float" office:value="0.945923240422694" calcext:value-type="float">
            <text:p>0,946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8514898390997" calcext:value-type="float">
            <text:p>0,729</text:p>
          </table:table-cell>
          <table:table-cell office:value-type="float" office:value="0.775812140732101" calcext:value-type="float">
            <text:p>0,776</text:p>
          </table:table-cell>
          <table:table-cell office:value-type="float" office:value="0.406087069783454" calcext:value-type="float">
            <text:p>0,406</text:p>
          </table:table-cell>
          <table:table-cell office:value-type="float" office:value="0.258461009529638" calcext:value-type="float">
            <text:p>0,258</text:p>
          </table:table-cell>
          <table:table-cell office:value-type="float" office:value="0.28350230435628" calcext:value-type="float">
            <text:p>0,284</text:p>
          </table:table-cell>
          <table:table-cell table:style-name="ce18" office:value-type="float" office:value="0.96263958264796" calcext:value-type="float">
            <text:p>0,963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6" office:value-type="float" office:value="0.871193658737909" calcext:value-type="float">
            <text:p>0,871</text:p>
          </table:table-cell>
          <table:table-cell table:style-name="ce17" office:value-type="float" office:value="0.799292557689329" calcext:value-type="float">
            <text:p>0,799</text:p>
          </table:table-cell>
          <table:table-cell table:style-name="ce16" office:value-type="float" office:value="0.805273605297142" calcext:value-type="float">
            <text:p>0,805</text:p>
          </table:table-cell>
          <table:table-cell table:style-name="ce16" office:value-type="float" office:value="0.677866805607561" calcext:value-type="float">
            <text:p>0,678</text:p>
          </table:table-cell>
          <table:table-cell table:style-name="ce16" office:value-type="float" office:value="0.827206169814405" calcext:value-type="float">
            <text:p>0,827</text:p>
          </table:table-cell>
          <table:table-cell table:style-name="ce17" office:value-type="float" office:value="0.900201908941312" calcext:value-type="float">
            <text:p>0,900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77837844122024" calcext:value-type="float">
            <text:p>0,778</text:p>
          </table:table-cell>
          <table:table-cell office:value-type="float" office:value="0.819218790128734" calcext:value-type="float">
            <text:p>0,819</text:p>
          </table:table-cell>
          <table:table-cell office:value-type="float" office:value="0.579914097914437" calcext:value-type="float">
            <text:p>0,580</text:p>
          </table:table-cell>
          <table:table-cell office:value-type="float" office:value="0.418842976723023" calcext:value-type="float">
            <text:p>0,419</text:p>
          </table:table-cell>
          <table:table-cell office:value-type="float" office:value="0.480715600137991" calcext:value-type="float">
            <text:p>0,481</text:p>
          </table:table-cell>
          <table:table-cell office:value-type="float" office:value="0.947175057035304" calcext:value-type="float">
            <text:p>0,947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6758597237723" calcext:value-type="float">
            <text:p>0,747</text:p>
          </table:table-cell>
          <table:table-cell office:value-type="float" office:value="0.799586134723774" calcext:value-type="float">
            <text:p>0,800</text:p>
          </table:table-cell>
          <table:table-cell office:value-type="float" office:value="0.484398780228462" calcext:value-type="float">
            <text:p>0,484</text:p>
          </table:table-cell>
          <table:table-cell office:value-type="float" office:value="0.322539903962536" calcext:value-type="float">
            <text:p>0,323</text:p>
          </table:table-cell>
          <table:table-cell office:value-type="float" office:value="0.360201108126867" calcext:value-type="float">
            <text:p>0,360</text:p>
          </table:table-cell>
          <table:table-cell office:value-type="float" office:value="0.954771039138473" calcext:value-type="float">
            <text:p>0,955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1572425478981" calcext:value-type="float">
            <text:p>0,742</text:p>
          </table:table-cell>
          <table:table-cell table:style-name="ce18" office:value-type="float" office:value="0.854798637309187" calcext:value-type="float">
            <text:p>0,855</text:p>
          </table:table-cell>
          <table:table-cell office:value-type="float" office:value="0.435851724932719" calcext:value-type="float">
            <text:p>0,436</text:p>
          </table:table-cell>
          <table:table-cell office:value-type="float" office:value="0.285767408533842" calcext:value-type="float">
            <text:p>0,286</text:p>
          </table:table-cell>
          <table:table-cell office:value-type="float" office:value="0.305892610441401" calcext:value-type="float">
            <text:p>0,306</text:p>
          </table:table-cell>
          <table:table-cell table:style-name="ce18" office:value-type="float" office:value="0.975503113207223" calcext:value-type="float">
            <text:p>0,976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07475062779" calcext:value-type="float">
            <text:p>0,729</text:p>
          </table:table-cell>
          <table:table-cell office:value-type="float" office:value="0.818726520937698" calcext:value-type="float">
            <text:p>0,819</text:p>
          </table:table-cell>
          <table:table-cell office:value-type="float" office:value="0.40139902382812" calcext:value-type="float">
            <text:p>0,401</text:p>
          </table:table-cell>
          <table:table-cell office:value-type="float" office:value="0.260325903961581" calcext:value-type="float">
            <text:p>0,260</text:p>
          </table:table-cell>
          <table:table-cell office:value-type="float" office:value="0.288196088988515" calcext:value-type="float">
            <text:p>0,288</text:p>
          </table:table-cell>
          <table:table-cell office:value-type="float" office:value="0.966805048452707" calcext:value-type="float">
            <text:p>0,967</text:p>
          </table:table-cell>
        </table:table-row>
      </table:table>
      <table:named-expressions/>
      <table:database-ranges>
        <table:database-range table:name="__Anonymous_Sheet_DB__0" table:target-range-address="consolidado.A1:consolidado.H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7:28:05.855397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8:46:59.699749061</dc:date>
    <meta:editing-duration>PT15H36M10S</meta:editing-duration>
    <meta:editing-cycles>53</meta:editing-cycles>
    <meta:generator>LibreOffice/6.0.7.3$Linux_X86_64 LibreOffice_project/00m0$Build-3</meta:generator>
    <meta:document-statistic meta:table-count="1" meta:cell-count="208" meta:object-count="0"/>
  </office:meta>
</office:document-meta>
</file>